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0d0d3"/>
    </style:style>
    <style:style style:name="P3" style:family="paragraph" style:parent-style-name="Standard">
      <style:paragraph-properties fo:text-align="start" style:justify-single-word="false"/>
      <style:text-properties officeooo:paragraph-rsid="00119945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0d0d3" officeooo:paragraph-rsid="0010d0d3"/>
    </style:style>
    <style:style style:name="P5" style:family="paragraph" style:parent-style-name="Standard">
      <style:paragraph-properties fo:text-align="start" style:justify-single-word="false"/>
      <style:text-properties officeooo:rsid="00119945" officeooo:paragraph-rsid="00119945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1934" officeooo:paragraph-rsid="0015193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10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1" style:family="paragraph" style:parent-style-name="Standard" style:list-style-name="L3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0d0d3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8" style:family="text">
      <style:text-properties fo:color="#569cd6" loext:opacity="100%" style:font-name="Arial" style:font-size-asian="10.5pt" style:font-size-complex="12pt"/>
    </style:style>
    <style:style style:name="T19" style:family="text">
      <style:text-properties fo:color="#569cd6" loext:opacity="100%" style:font-name="Arial" officeooo:rsid="0012b570" style:font-size-asian="10.5pt" style:font-size-complex="12pt"/>
    </style:style>
    <style:style style:name="T20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1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2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" style:font-size-asian="10.5pt" style:font-size-complex="12pt"/>
    </style:style>
    <style:style style:name="T28" style:family="text">
      <style:text-properties fo:color="#9cdcfe" loext:opacity="100%" style:font-name="Arial" officeooo:rsid="0012b570" style:font-size-asian="10.5pt" style:font-size-complex="12pt"/>
    </style:style>
    <style:style style:name="T29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0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1" style:family="text">
      <style:text-properties fo:color="#b5cea8" loext:opacity="100%"/>
    </style:style>
    <style:style style:name="T32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" style:font-size-asian="10.5pt" style:font-size-complex="12pt"/>
    </style:style>
    <style:style style:name="T35" style:family="text">
      <style:text-properties fo:color="#b5cea8" loext:opacity="100%" style:font-name="Arial" officeooo:rsid="0012b570" style:font-size-asian="10.5pt" style:font-size-complex="12pt"/>
    </style:style>
    <style:style style:name="T36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7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0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1" style:family="text">
      <style:text-properties fo:color="#4ec9b0" loext:opacity="100%"/>
    </style:style>
    <style:style style:name="T42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3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2"><text:span text:style-name="T2">VARIÁVEIS :</text:span></text:p>
      <text:list xml:id="list291526435" text:style-name="L2">
        <text:list-item>
          <text:p text:style-name="P4"><text:span text:style-name="T1">Const → é uma constante não pode ser modificado → toda criação de uma constante tem que ser declarado algo nela.</text:span></text:p>
        </text:list-item>
        <text:list-item>
          <text:p text:style-name="P4"><text:span text:style-name="T1">Let → variável → utilizar let ao invés de var</text:span></text:p>
        </text:list-item>
      </text:list>
      <text:p text:style-name="P5"><text:span text:style-name="T1"/></text:p>
      <text:p text:style-name="P5"><text:span text:style-name="T1"/></text:p>
      <text:p text:style-name="P5"><text:span text:style-name="T1">NUMBER:</text:span></text:p>
      <text:list xml:id="list3945695510" text:style-name="L3">
        <text:list-item>
          <text:p text:style-name="P11"><text:span text:style-name="T17">let</text:span><text:span text:style-name="T12"> </text:span><text:span text:style-name="T25">num1</text:span><text:span text:style-name="T12"> = </text:span><text:span text:style-name="T32">1</text:span></text:p>
        </text:list-item>
      </text:list>
      <text:p text:style-name="P10"><text:span text:style-name="T16"><text:tab/>let</text:span> <text:span text:style-name="T24">num2</text:span> = <text:span text:style-name="T31">2.5</text:span></text:p>
      <text:p text:style-name="P10"><text:span text:style-name="T24"><text:tab/>console</text:span>.<text:span text:style-name="T38">log</text:span>(<text:span text:style-name="T24">num1</text:span>.<text:span text:style-name="T38">toString</text:span>() + <text:span text:style-name="T24">num2</text:span>)</text:p>
      <text:p text:style-name="P5"><text:span text:style-name="T1"><text:s text:c="6"/></text:span></text:p>
      <text:p text:style-name="P3"><text:span text:style-name="T11">Vai retornar </text:span><text:span text:style-name="T3">12.5</text:span><text:span text:style-name="T11">, porque o .</text:span><text:span text:style-name="T3">toString()</text:span><text:span text:style-name="T11"> transforma o num1 em uma</text:span><text:span text:style-name="T3"> string</text:span><text:span text:style-name="T11">, porém não vai alterar a variável</text:span></text:p>
      <text:p text:style-name="P6"><text:span text:style-name="T8"/></text:p>
      <text:p text:style-name="P6"><text:span text:style-name="T8"/></text:p>
      <text:p text:style-name="P14"><text:span text:style-name="T20">let</text:span><text:span text:style-name="T22"> </text:span><text:span text:style-name="T29">num1</text:span><text:span text:style-name="T22"> = </text:span><text:span text:style-name="T36">12.585668558585</text:span></text:p>
      <text:p text:style-name="P10"><text:span text:style-name="T24">console</text:span>.<text:span text:style-name="T38">log</text:span>(<text:span text:style-name="T24">num1</text:span>.<text:span text:style-name="T38">toFixed</text:span>(<text:span text:style-name="T31">2</text:span>))</text:p>
      <text:p text:style-name="P6"><text:span text:style-name="T8"/></text:p>
      <text:p text:style-name="P6"><text:span text:style-name="T8"><text:tab/>Vai retornar 12.59 → vai arredondar o valor</text:span></text:p>
      <text:p text:style-name="P6"><text:span text:style-name="T8"/></text:p>
      <text:p text:style-name="P6"><text:span text:style-name="T8"/></text:p>
      <text:p text:style-name="P12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10"><text:span text:style-name="T24">console</text:span>.<text:span text:style-name="T38">log</text:span>(<text:span text:style-name="T41">Number</text:span>.<text:span text:style-name="T38">isInteger</text:span>(<text:span text:style-name="T24">num1</text:span>))</text:p>
      <text:p text:style-name="P6"><text:span text:style-name="T8"/></text:p>
      <text:p text:style-name="P6"><text:span text:style-name="T8"><text:tab/></text:span><text:span text:style-name="T9">Vai retornar </text:span><text:span text:style-name="T4">False</text:span><text:span text:style-name="T9"> → esse comando é pra saber se o número na variável </text:span><text:span text:style-name="T4">num1</text:span><text:span text:style-name="T9"> é um número inteiro</text:span></text:p>
      <text:p text:style-name="P6"><text:span text:style-name="T9"/></text:p>
      <text:p text:style-name="P6"><text:span text:style-name="T9"/></text:p>
      <text:p text:style-name="P12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10"><text:span text:style-name="T16">let</text:span> <text:span text:style-name="T24">num2</text:span> = <text:span text:style-name="T24">Math</text:span>.<text:span text:style-name="T38">floor</text:span>(<text:span text:style-name="T24">num1</text:span>)</text:p>
      <text:p text:style-name="P10"><text:span text:style-name="T24">console</text:span>.<text:span text:style-name="T38">log</text:span>(<text:span text:style-name="T24">num2</text:span>)</text:p>
      <text:p text:style-name="P6"><text:span text:style-name="T9"/></text:p>
      <text:p text:style-name="P6"><text:span text:style-name="T9"><text:tab/></text:span><text:span text:style-name="T10">Vai retornar </text:span><text:span text:style-name="T5">12</text:span><text:span text:style-name="T10"> → esse </text:span><text:span text:style-name="T43">Math.floor</text:span><text:span text:style-name="T10"> arredonda o número pra baixo</text:span></text:p>
      <text:p text:style-name="P6"><text:span text:style-name="T10"><text:tab/>O </text:span><text:span text:style-name="T43">Math.ceil </text:span><text:span text:style-name="T10">→ arredonda pra cima</text:span></text:p>
      <text:p text:style-name="P6"><text:span text:style-name="T10"><text:tab/>O </text:span><text:span text:style-name="T43">Math.round</text:span><text:span text:style-name="T10"> → arredonda pro mais próximo se tiver </text:span><text:span text:style-name="T5">12</text:span><text:span text:style-name="T10">.</text:span><text:span text:style-name="T5">4</text:span><text:span text:style-name="T10"> vai ser pra </text:span><text:span text:style-name="T5">12</text:span><text:span text:style-name="T10"> mas se tiver </text:span><text:span text:style-name="T5">12.5 </text:span><text:span text:style-name="T10">vai ser pra </text:span><text:span text:style-name="T5">13</text:span></text:p>
      <text:p text:style-name="P6"><text:span text:style-name="T5"/></text:p>
      <text:p text:style-name="P12"><text:span text:style-name="T26">console</text:span><text:span text:style-name="T13">.</text:span><text:span text:style-name="T40">log</text:span><text:span text:style-name="T13">(</text:span><text:span text:style-name="T26">Math</text:span><text:span text:style-name="T13">.</text:span><text:span text:style-name="T40">max</text:span><text:span text:style-name="T13">(</text:span><text:span text:style-name="T33">1</text:span><text:span text:style-name="T13">,</text:span><text:span text:style-name="T33">3</text:span><text:span text:style-name="T13">,</text:span><text:span text:style-name="T33">1400</text:span><text:span text:style-name="T13">,</text:span><text:span text:style-name="T33">2000</text:span><text:span text:style-name="T13">,</text:span><text:span text:style-name="T33">100</text:span><text:span text:style-name="T13">,</text:span><text:span text:style-name="T33">30</text:span><text:span text:style-name="T13">)</text:span></text:p>
      <text:p text:style-name="P6"><text:span text:style-name="T5"><text:s/></text:span></text:p>
      <text:p text:style-name="P6"><text:span text:style-name="T5"><text:tab/></text:span><text:span text:style-name="T6">Vai retornar o maior número da sequência</text:span></text:p>
      <text:p text:style-name="P7"><text:span text:style-name="T1">para saber o menor em vês de </text:span><text:span text:style-name="T42">max </text:span><text:span text:style-name="T1">é só colocar </text:span><text:span text:style-name="T42">min</text:span><text:span text:style-name="T1"> </text:span></text:p>
      <text:p text:style-name="P7"><text:span text:style-name="T1"/></text:p>
      <text:p text:style-name="P13"><text:span text:style-name="T17">let</text:span><text:span text:style-name="T12"> </text:span><text:span text:style-name="T25">num</text:span><text:span text:style-name="T12"> = </text:span><text:span text:style-name="T25">Math</text:span><text:span text:style-name="T12">.</text:span><text:span text:style-name="T39">round</text:span><text:span text:style-name="T12">(</text:span><text:span text:style-name="T25">Math</text:span><text:span text:style-name="T12">.</text:span><text:span text:style-name="T39">random</text:span><text:span text:style-name="T12">() * (</text:span><text:span text:style-name="T32">30</text:span><text:span text:style-name="T12"> -</text:span><text:span text:style-name="T32">1</text:span><text:span text:style-name="T12">) +</text:span><text:span text:style-name="T32">1</text:span><text:span text:style-name="T12">) </text:span></text:p>
      <text:p text:style-name="P10"><text:span text:style-name="T24">console</text:span>.<text:span text:style-name="T38">log</text:span>(<text:span text:style-name="T24">num</text:span>)</text:p>
      <text:p text:style-name="P7"><text:span text:style-name="T1"/></text:p>
      <text:p text:style-name="P7"><text:span text:style-name="T1"><text:tab/></text:span><text:span text:style-name="T7">Vai retornar números aleatórios entre 30 e 1. → o Math.random é para arredondar os números, se não aparece quebrado.</text:span></text:p>
      <text:p text:style-name="P7"><text:span text:style-name="T7"/></text:p>
      <text:p text:style-name="P9"><text:soft-page-break/><text:span text:style-name="T7">Pra saber a Raiz quadrada é <text:s/></text:span><text:span text:style-name="T21">let</text:span><text:span text:style-name="T23"> </text:span><text:span text:style-name="T30">num</text:span><text:span text:style-name="T23"> = </text:span><text:span text:style-name="T37">9</text:span><text:span text:style-name="T23"> ** </text:span><text:span text:style-name="T37">0.5</text:span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2-07T23:30:20.182000000</dc:date>
    <meta:editing-duration>PT5M34S</meta:editing-duration>
    <meta:editing-cycles>1</meta:editing-cycles>
    <meta:document-statistic meta:table-count="0" meta:image-count="0" meta:object-count="0" meta:page-count="2" meta:paragraph-count="30" meta:word-count="214" meta:character-count="1253" meta:non-whitespace-character-count="1051"/>
    <meta:generator>LibreOffice/7.1.1.2$Windows_X86_64 LibreOffice_project/fe0b08f4af1bacafe4c7ecc87ce55bb426164676</meta:generator>
  </office:meta>
</office:document-meta>
</file>